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/>
    </style:style>
    <style:style style:name="T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Fonteparág.padrão" style:family="text">
      <style:text-properties style:font-name="Aptos" style:font-name-asian="Aptos" style:font-name-complex="Aptos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onteparág.padrão" style:family="text">
      <style:text-properties style:font-name="Aptos" style:font-name-asian="Aptos" style:font-name-complex="Aptos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Fonteparág.padrão" style:family="text"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Fonteparág.padrão" style:family="text">
      <style:text-properties style:font-name="Aptos" style:font-name-asian="Aptos" style:font-name-complex="Aptos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Fonteparág.padrão" style:family="text">
      <style:text-properties style:font-name="Aptos" style:font-name-asian="Aptos" style:font-name-complex="Aptos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7" style:parent-style-name="Normal" style:family="paragraph">
      <style:paragraph-properties fo:margin-top="0.1666in" fo:margin-bottom="0.1666in"/>
    </style:style>
    <style:style style:name="T18" style:parent-style-name="Fonteparág.padrão" style:family="text">
      <style:text-properties style:font-name="Aptos" style:font-name-asian="Aptos" style:font-name-complex="Aptos"/>
    </style:style>
    <style:style style:name="P19" style:parent-style-name="Normal" style:family="paragraph">
      <style:paragraph-properties fo:margin-top="0.1666in" fo:margin-bottom="0.1666in"/>
    </style:style>
    <style:style style:name="T20" style:parent-style-name="Fonteparág.padrão" style:family="text">
      <style:text-properties style:font-name="Aptos" style:font-name-asian="Aptos" style:font-name-complex="Aptos"/>
    </style:style>
    <style:style style:name="P21" style:parent-style-name="Normal" style:family="paragraph">
      <style:paragraph-properties fo:margin-top="0.1666in" fo:margin-bottom="0.1666in"/>
    </style:style>
    <style:style style:name="T2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23" style:parent-style-name="Normal" style:family="paragraph">
      <style:paragraph-properties fo:margin-top="0.1666in" fo:margin-bottom="0.1666in"/>
    </style:style>
    <style:style style:name="T24" style:parent-style-name="Fonteparág.padrão" style:family="text">
      <style:text-properties style:font-name="Aptos" style:font-name-asian="Aptos" style:font-name-complex="Aptos"/>
    </style:style>
    <style:style style:name="P25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Fonteparág.padrão" style:family="text">
      <style:text-properties style:font-name="Aptos" style:font-name-asian="Aptos" style:font-name-complex="Aptos"/>
    </style:style>
    <style:style style:name="P33" style:parent-style-name="Normal" style:family="paragraph">
      <style:paragraph-properties fo:margin-top="0.1666in" fo:margin-bottom="0.1666in"/>
    </style:style>
    <style:style style:name="T3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5" style:parent-style-name="Normal" style:family="paragraph">
      <style:paragraph-properties fo:margin-top="0.1666in" fo:margin-bottom="0.1666in"/>
    </style:style>
    <style:style style:name="T36" style:parent-style-name="Fonteparág.padrão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/>
    </style:style>
    <style:style style:name="T38" style:parent-style-name="Fonteparág.padrão" style:family="text">
      <style:text-properties style:font-name="Aptos" style:font-name-asian="Aptos" style:font-name-complex="Aptos"/>
    </style:style>
    <style:style style:name="P39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0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1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2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45" style:parent-style-name="Normal" style:family="paragraph">
      <style:paragraph-properties fo:margin-top="0.1666in" fo:margin-bottom="0.1666in"/>
    </style:style>
    <style:style style:name="T46" style:parent-style-name="Fonteparág.padrão" style:family="text">
      <style:text-properties style:font-name="Aptos" style:font-name-asian="Aptos" style:font-name-complex="Aptos"/>
    </style:style>
    <style:style style:name="P47" style:parent-style-name="Normal" style:family="paragraph">
      <style:paragraph-properties fo:margin-top="0.1666in" fo:margin-bottom="0.1666in"/>
    </style:style>
    <style:style style:name="T48" style:parent-style-name="Fonteparág.padrão" style:family="text">
      <style:text-properties style:font-name="Aptos" style:font-name-asian="Aptos" style:font-name-complex="Aptos"/>
    </style:style>
    <style:style style:name="P49" style:parent-style-name="Normal" style:family="paragraph">
      <style:paragraph-properties fo:margin-top="0.1666in" fo:margin-bottom="0.1666in"/>
    </style:style>
    <style:style style:name="T5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Fonteparág.padrão" style:family="text">
      <style:text-properties style:font-name="Aptos" style:font-name-asian="Aptos" style:font-name-complex="Aptos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Fonteparág.padrão" style:family="text"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Fonteparág.padrão" style:family="text">
      <style:text-properties style:font-name="Aptos" style:font-name-asian="Aptos" style:font-name-complex="Aptos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Fonteparág.padrão" style:family="text">
      <style:text-properties style:font-name="Aptos" style:font-name-asian="Aptos" style:font-name-complex="Aptos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65" style:parent-style-name="Normal" style:family="paragraph">
      <style:paragraph-properties fo:margin-top="0.1666in" fo:margin-bottom="0.1666in"/>
    </style:style>
    <style:style style:name="T66" style:parent-style-name="Fonteparág.padrão" style:family="text">
      <style:text-properties style:font-name="Aptos" style:font-name-asian="Aptos" style:font-name-complex="Aptos"/>
    </style:style>
    <style:style style:name="P67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9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Fonteparág.padrão" style:family="text">
      <style:text-properties style:font-name="Aptos" style:font-name-asian="Aptos" style:font-name-complex="Aptos"/>
    </style:style>
    <style:style style:name="P72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Normal" style:family="paragraph">
      <style:paragraph-properties fo:margin-top="0.1666in" fo:margin-bottom="0.1666in"/>
    </style:style>
    <style:style style:name="T7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Fonteparág.padrão" style:family="text">
      <style:text-properties style:font-name="Aptos" style:font-name-asian="Aptos" style:font-name-complex="Aptos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Fonteparág.padrão" style:family="text">
      <style:text-properties style:font-name="Aptos" style:font-name-asian="Aptos" style:font-name-complex="Aptos"/>
    </style:style>
    <style:style style:name="P83" style:parent-style-name="Normal" style:family="paragraph">
      <style:paragraph-properties fo:margin-top="0.1666in" fo:margin-bottom="0.1666in"/>
    </style:style>
    <style:style style:name="T8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Fonteparág.padrão" style:family="text">
      <style:text-properties style:font-name="Aptos" style:font-name-asian="Aptos" style:font-name-complex="Aptos"/>
    </style:style>
    <style:style style:name="P87" style:parent-style-name="Normal" style:family="paragraph">
      <style:paragraph-properties fo:margin-top="0.1666in" fo:margin-bottom="0.1666in"/>
    </style:style>
    <style:style style:name="T8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89" style:parent-style-name="Normal" style:family="paragraph">
      <style:paragraph-properties fo:margin-top="0.1666in" fo:margin-bottom="0.1666in"/>
    </style:style>
    <style:style style:name="T90" style:parent-style-name="Fonteparág.padrão" style:family="text">
      <style:text-properties style:font-name="Aptos" style:font-name-asian="Aptos" style:font-name-complex="Aptos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Fonteparág.padrão" style:family="text">
      <style:text-properties style:font-name="Aptos" style:font-name-asian="Aptos" style:font-name-complex="Aptos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Fonteparág.padrão" style:family="text">
      <style:text-properties style:font-name="Aptos" style:font-name-asian="Aptos" style:font-name-complex="Aptos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Fonteparág.padrão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Introdução</text:span></text:p>
      <text:p text:style-name="P3"><text:span text:style-name="T4">Bom dia/boa tarde, hoje vou apresentar meu Trabalho de Conclusão de Curso, que consiste no desenvolvimento de um aplicativo de segurança individual.</text:span></text:p>
      <text:p text:style-name="Normal"/>
      <text:p text:style-name="P5"><text:span text:style-name="T6">Problematização</text:span></text:p>
      <text:p text:style-name="P7"><text:span text:style-name="T8">Atualmente, vivemos em um cenário onde a sensação de insegurança tem aumentado, principalmente em áreas urbanas. Muitas pessoas enfrentam situações de risco no dia a dia, como assaltos, perseguições ou até emergências médicas, e nem sempre conseguem pedir ajuda a tempo.</text:span></text:p>
      <text:p text:style-name="P9"><text:span text:style-name="T10">Além disso, em momentos de perigo, fazer uma ligação pode não ser viável, seja por nervosismo ou pela rapidez da situação.</text:span></text:p>
      <text:p text:style-name="P11"><text:span text:style-name="T12">Diante disso, surge a seguinte questão:</text:span></text:p>
      <text:p text:style-name="P13"><text:span text:style-name="T14">Como a tecnologia pode ajudar a melhorar a segurança pessoal de forma rápida e eficiente?</text:span></text:p>
      <text:p text:style-name="Normal"/>
      <text:p text:style-name="P15"><text:span text:style-name="T16">Solução</text:span></text:p>
      <text:p text:style-name="P17"><text:span text:style-name="T18">Pensando nisso, a proposta deste trabalho é o desenvolvimento de um aplicativo de segurança pessoal.</text:span></text:p>
      <text:p text:style-name="P19"><text:span text:style-name="T20">Esse aplicativo terá como principal funcionalidade um botão de emergência, que ao ser acionado envia alertas automáticos para contatos previamente cadastrados, além de compartilhar a localização em tempo real do usuário.</text:span></text:p>
      <text:p text:style-name="Normal"/>
      <text:p text:style-name="P21"><text:span text:style-name="T22">Esboço do Sistema</text:span></text:p>
      <text:p text:style-name="P23"><text:span text:style-name="T24">O aplicativo foi pensado para ser simples e intuitivo. Ele contará com:</text:span></text:p>
      <text:list text:style-name="LFO4" text:continue-numbering="true">
        <text:list-item>
          <text:p text:style-name="P25">Uma tela principal com botão de emergência</text:p>
        </text:list-item>
        <text:list-item>
          <text:p text:style-name="P26">Área de cadastro de contatos confiáveis</text:p>
        </text:list-item>
        <text:list-item>
          <text:p text:style-name="P27">Sistema de localização em tempo real</text:p>
        </text:list-item>
        <text:list-item>
          <text:p text:style-name="P28">Interface rápida para uso em situações críticas</text:p>
        </text:list-item>
      </text:list>
      <text:p text:style-name="Normal"/>
      <text:p text:style-name="P29"><text:span text:style-name="T30">Público-alvo</text:span></text:p>
      <text:p text:style-name="P31"><text:span text:style-name="T32">O público-alvo inclui jovens e adultos que circulam em áreas urbanas, pessoas que costumam andar sozinhas, motoristas de aplicativo e, principalmente, indivíduos que desejam aumentar sua segurança no dia a dia.</text:span></text:p>
      <text:p text:style-name="Normal"/>
      <text:p text:style-name="P33"><text:span text:style-name="T34">Objetivos</text:span></text:p>
      <text:p text:style-name="P35"><text:span text:style-name="T36">O objetivo geral deste projeto é desenvolver uma solução tecnológica que contribua para a segurança pessoal.</text:span></text:p>
      <text:p text:style-name="P37"><text:span text:style-name="T38">Como objetivos específicos, destacam-se:</text:span></text:p>
      <text:list text:style-name="LFO3" text:continue-numbering="true">
        <text:list-item>
          <text:p text:style-name="P39">Criar um sistema de alerta rápido</text:p>
        </text:list-item>
        <text:list-item>
          <text:p text:style-name="P40">Permitir o compartilhamento de localização</text:p>
        </text:list-item>
        <text:list-item>
          <text:p text:style-name="P41">Garantir facilidade de uso</text:p>
        </text:list-item>
        <text:list-item>
          <text:p text:style-name="P42">Reduzir o tempo de resposta em emergências</text:p>
        </text:list-item>
      </text:list>
      <text:p text:style-name="Normal"/>
      <text:p text:style-name="P43"><text:span text:style-name="T44">Justificativa</text:span></text:p>
      <text:p text:style-name="P45"><text:span text:style-name="T46">A escolha desse tema se justifica pela crescente preocupação com a segurança e pela necessidade de soluções acessíveis.</text:span></text:p>
      <text:p text:style-name="P47"><text:span text:style-name="T48">A tecnologia está presente no cotidiano das pessoas e pode ser utilizada como uma ferramenta de proteção, trazendo impacto social positivo.</text:span></text:p>
      <text:p text:style-name="Normal"/>
      <text:p text:style-name="P49"><text:span text:style-name="T50">Metodologias</text:span></text:p>
      <text:p text:style-name="P51"><text:span text:style-name="T52">Para o desenvolvimento do projeto, foi utilizada uma metodologia ágil, permitindo a construção do sistema de forma incremental.</text:span></text:p>
      <text:p text:style-name="P53"><text:span text:style-name="T54">Também foram realizadas etapas de prototipação e testes para garantir a usabilidade da aplicação.</text:span></text:p>
      <text:p text:style-name="Normal"/>
      <text:p text:style-name="P55"><text:span text:style-name="T56">Tecnologias</text:span></text:p>
      <text:p text:style-name="P57"><text:span text:style-name="T58">As tecnologias utilizadas incluem ferramentas de desenvolvimento mobile, banco de dados e APIs de geolocalização, que permitem o funcionamento do sistema de localização em tempo real.</text:span></text:p>
      <text:p text:style-name="Normal"/>
      <text:p text:style-name="P59"><text:span text:style-name="T60">Levantamento de Requisitos</text:span></text:p>
      <text:p text:style-name="P61"><text:span text:style-name="T62">Os requisitos do sistema foram definidos com base em pesquisas com usuários, análise de aplicativos semelhantes e levantamento das principais necessidades relacionadas à segurança pessoal.</text:span></text:p>
      <text:p text:style-name="Normal"/>
      <text:p text:style-name="P63"><text:span text:style-name="T64">Requisitos</text:span></text:p>
      <text:p text:style-name="P65"><text:span text:style-name="T66">Entre os requisitos funcionais, destacam-se:</text:span></text:p>
      <text:list text:style-name="LFO2" text:continue-numbering="true">
        <text:list-item>
          <text:p text:style-name="P67">Envio de alerta de emergência</text:p>
        </text:list-item>
        <text:list-item>
          <text:p text:style-name="P68">Compartilhamento de localização</text:p>
        </text:list-item>
        <text:list-item>
          <text:p text:style-name="P69">Cadastro de contatos</text:p>
        </text:list-item>
      </text:list>
      <text:p text:style-name="P70"><text:span text:style-name="T71">Já os requisitos não funcionais incluem:</text:span></text:p>
      <text:list text:style-name="LFO1" text:continue-numbering="true">
        <text:list-item>
          <text:p text:style-name="P72">Facilidade de uso</text:p>
        </text:list-item>
        <text:list-item>
          <text:p text:style-name="P73">Rapidez no funcionamento</text:p>
        </text:list-item>
        <text:list-item>
          <text:p text:style-name="P74">Segurança dos dados</text:p>
        </text:list-item>
      </text:list>
      <text:p text:style-name="Normal"/>
      <text:p text:style-name="P75"><text:span text:style-name="T76">Fundamentação Teórica</text:span></text:p>
      <text:p text:style-name="P77"><text:span text:style-name="T78">O projeto se baseia em conceitos de segurança da informação, desenvolvimento de sistemas móveis, usabilidade e geolocalização.</text:span></text:p>
      <text:p text:style-name="Normal"/>
      <text:p text:style-name="P79"><text:span text:style-name="T80">Pesquisas</text:span></text:p>
      <text:p text:style-name="P81"><text:span text:style-name="T82">Foram analisados dados sobre segurança urbana e também aplicativos já existentes no mercado, o que ajudou a identificar pontos fortes e limitações dessas soluções.</text:span></text:p>
      <text:p text:style-name="Normal"/>
      <text:p text:style-name="P83"><text:span text:style-name="T84">Soft Skills</text:span></text:p>
      <text:p text:style-name="P85"><text:span text:style-name="T86">Durante o desenvolvimento deste trabalho, foram desenvolvidas habilidades como organização, resolução de problemas, pensamento crítico e comunicação.</text:span></text:p>
      <text:p text:style-name="Normal"/>
      <text:p text:style-name="P87"><text:span text:style-name="T88">Desafios</text:span></text:p>
      <text:p text:style-name="P89"><text:span text:style-name="T90">Entre os principais desafios encontrados estão garantir a precisão da localização, a confiabilidade no envio dos alertas e a proteção dos dados dos usuários.</text:span></text:p>
      <text:p text:style-name="Normal"/>
      <text:p text:style-name="P91"><text:span text:style-name="T92">Conclusão</text:span></text:p>
      <text:p text:style-name="P93"><text:span text:style-name="T94">Concluindo, este projeto busca mostrar como a tecnologia pode ser utilizada para aumentar a segurança pessoal, oferecendo uma solução prática, acessível e eficiente.</text:span></text:p>
      <text:p text:style-name="P95"><text:span text:style-name="T96">A proposta é transformar o smartphone em uma ferramenta ativa de proteção, capaz de auxiliar o usuário em momentos críticos.</text:span></text:p>
      <text:p text:style-name="Normal"/>
      <text:p text:style-name="P97"><text:span text:style-name="T98">Encerramento</text:span></text:p>
      <text:p text:style-name="P99"><text:span text:style-name="T100">Obrigado pela atenção. Estou à disposição para pergunta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eus Trindade Matheus</meta:initial-creator>
    <dc:creator>Matheus Trindade Matheus</dc:creator>
    <meta:creation-date>2026-04-02T20:57:00Z</meta:creation-date>
    <dc:date>2026-04-02T20:57:00Z</dc:date>
    <meta:template xlink:href="Normal.dotm" xlink:type="simple"/>
    <meta:editing-cycles>1</meta:editing-cycles>
    <meta:editing-duration>PT0S</meta:editing-duration>
    <meta:document-statistic meta:page-count="1" meta:paragraph-count="8" meta:word-count="629" meta:character-count="4020" meta:row-count="28" meta:non-whitespace-character-count="3399"/>
  </office:meta>
</office:document-meta>
</file>